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Text_20_body" style:list-style-name=""/>
    <style:style style:name="P23" style:family="paragraph" style:parent-style-name="Text_20_body" style:list-style-name="">
      <style:text-properties style:text-underline-style="solid" style:text-underline-width="auto" style:text-underline-color="font-color"/>
    </style:style>
    <style:style style:name="P24" style:family="paragraph" style:parent-style-name="Text_20_body">
      <style:text-properties style:text-underline-style="none"/>
    </style:style>
    <style:style style:name="P25" style:family="paragraph" style:parent-style-name="Text_20_body">
      <style:paragraph-properties fo:text-align="justify" style:justify-single-word="false"/>
    </style:style>
    <style:style style:name="P2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7" style:family="paragraph" style:parent-style-name="Heading_20_2">
      <style:paragraph-properties fo:break-before="page"/>
    </style:style>
    <style:style style:name="P28" style:family="paragraph" style:parent-style-name="Heading_20_4">
      <style:paragraph-properties fo:text-align="center" style:justify-single-word="false"/>
    </style:style>
    <style:style style:name="P29" style:family="paragraph" style:parent-style-name="Heading_20_4">
      <style:paragraph-properties fo:text-align="center" style:justify-single-word="false"/>
      <style:text-properties fo:font-style="normal" style:font-style-asian="normal" style:font-style-complex="normal"/>
    </style:style>
    <style:style style:name="P30" style:family="paragraph" style:parent-style-name="List_20_1">
      <style:text-properties style:text-underline-style="none"/>
    </style:style>
    <style:style style:name="P31"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8"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9"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2"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7">(Doplním později)</text:p>
      <text:h text:style-name="P19" text:outline-level="1">Úvod</text:h>
      <text:list xml:id="list405186119"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735522154" text:continue-numbering="true" text:style-name="List_20_1">
        <text:list-item>
          <text:p text:style-name="List_20_1"><text:soft-page-break/>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je také otázka archivace sklizených dat“ řešitelé potřebují pro dlouhodobou archivaci a práci s daty zvolit vhodný formát uchovávání metadat stažených souborů. Pro tyto účely <text:soft-page-break/>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1001919699"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Zpráva pro tento rok je také samozřejmě dostupná na webových stránkách<text:note text:id="ftn0"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9"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0"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1"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321708461" text:continue-numbering="true" text:style-name="List_20_1">
        <text:list-item>
          <text:p text:style-name="List_20_1">NutchWAX</text:p>
        </text:list-item>
        <text:list-item>
          <text:p text:style-name="List_20_1">WayBack</text:p>
        </text:list-item>
        <text:list-item>
          <text:p text:style-name="List_20_1"><text:soft-page-break/>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2"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3"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14"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text:soft-page-break/>obnovit ze záloh či doplnit z databáze Internet Archive.<text:note text:id="ftn15"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6"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7"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text:soft-page-break/>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8"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19"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0"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7"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Creative Commons je, že autor nemusí podepisovat smlouvu s každým uživatelem jeho díla. Prostě označí zdroj značkou Creative Commons a uživatel v okamžiku kdy použije <text:soft-page-break/>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810233747"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7"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7"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text:soft-page-break/>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text:soft-page-break/>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7"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text:soft-page-break/>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text:soft-page-break/>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text:soft-page-break/>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19"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7"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91411592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928874809"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7"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 Pro další informace viz též přílohy A – G.</text:p>
      <text:h text:style-name="Heading_20_4" text:outline-level="4">Výhody arc</text:h>
      <text:list xml:id="list662083516"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31">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1996978102"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není <text:tab/>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7"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text:p>
      <text:h text:style-name="Heading_20_4" text:outline-level="4">Výhody warc</text:h>
      <text:list xml:id="list1772198181" text:continue-numbering="true" text:style-name="List_20_1">
        <text:list-item>
          <text:p text:style-name="List_20_1">Do budoucna pravděpodobně většina institucí přejde na archivaci <text:tab/>webových stránek do warc archivů. Warc tedy budou nejspíše <text:tab/>označeny za jediný univerzálně podporovaný formát.</text:p>
        </text:list-item>
        <text:list-item>
          <text:p text:style-name="List_20_1"><text:soft-page-break/>Není potřeba ukládat soubory duplicitně – pokud již soubor je <text:tab/>jednou v archivu tak se na něj ostatní odkazy přesměrují.</text:p>
        </text:list-item>
        <text:list-item>
          <text:p text:style-name="P30">Na rozdíl od arc archivů umožňují ukládat nejen http odezvy, ale také <text:tab/>původní požadavky.</text:p>
        </text:list-item>
        <text:list-item>
          <text:p text:style-name="P30">Umí pracovat s více protokoly: HTTP, FTP, NNTP a SMTP.</text:p>
        </text:list-item>
        <text:list-item>
          <text:p text:style-name="P30">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30">Jedná se o současný ISO standard a bude jím s největší <text:tab/>pravděpodobností i budoucnosti.</text:p>
        </text:list-item>
        <text:list-item>
          <text:p text:style-name="P31">Nativně umožňuje kompresi dat.</text:p>
        </text:list-item>
        <text:list-item>
          <text:p text:style-name="P31"><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264826045" text:continue-numbering="true" text:style-name="List_20_1">
        <text:list-item>
          <text:p text:style-name="P30">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30">Doposud nebyla řešena otázka, jak využít možnost ukládání větší <text:tab/>škály metadat.</text:p>
        </text:list-item>
        <text:list-item>
          <text:p text:style-name="P30">Prozatím nejsou implementovány nutné nástroje na práci s warc <text:tab/>soubory. Před jejich zavedením v projektu WebArchiv bude potřeba <text:tab/>tyto nástroje implementovat.</text:p>
        </text:list-item>
        <text:list-item>
          <text:p text:style-name="P30">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soft-page-break/><text:tab/>Tím pádem se nedají případné nové sklizně ve formátu warc zařadit <text:tab/>ke starým sklizním ve formátu arc.</text:p>
        </text:list-item>
        <text:list-item>
          <text:p text:style-name="P30">Převod celého archivu do formátu warc bude časově a výpočetně velmi <text:tab/>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80" text:note-class="footnote"><text:note-citation>80</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pan text:style-name="T2">hodnotné, ale ve skutečnosti nejsou jejich nástroje okamžitě použitelné. Pokud by je chtěli pracovníci WebArchivu využít bylo by nutné je předělat pro jejich potřeby. </text:span><text:soft-page-break/><text:span text:style-name="T2">Zkušenosti jiných řešitelů jsou však velmi cenné.</text:span></text:p>
      <text:h text:style-name="P27"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7" text:outline-level="2">Použité nástroje</text:h>
      <text:h text:style-name="P21"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1</text:note-citation><text:note-body><text:p text:style-name="Footnote">http://sourceforge.net/projects/jhove/</text:p></text:note-body></text:note>.</text:p>
      <text:p text:style-name="P7">(mám printscreen s výstupem pro arc a warc)</text:p>
      <text:h text:style-name="P21" text:outline-level="3">JHOVE2</text:h>
      <text:p text:style-name="P8">Tento program je novější verzí již zmíněného programu JHOVE. Slouží k validaci a identifikaci souborů. Program je vyvíjen v mnoha variantách<text:note text:id="ftn82" text:note-class="footnote"><text:note-citation>82</text:note-citation><text:note-body><text:p text:style-name="Footnote">https://bitbucket.org/jhove2/main/descendants</text:p></text:note-body></text:note> – formou forků<text:note text:id="ftn83" text:note-class="footnote"><text:note-citation>83</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4</text:note-citation><text:note-body><text:p text:style-name="Footnote">https://bitbucket.org/jhove2/</text:p></text:note-body></text:note> a dále speciální verzi<text:note text:id="ftn85" text:note-class="footnote"><text:note-citation>85</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text:soft-page-break/>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6</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87" text:note-class="footnote"><text:note-citation>87</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332295174" text:continue-numbering="true" text:style-name="List_20_1">
        <text:list-item>
          <text:p text:style-name="List_20_1"><text:soft-page-break/>Při převodu arc archivu do nového warc archivu přibalí <text:tab/>i archivované soubory.</text:p>
        </text:list-item>
      </text:list>
      <text:p text:style-name="P7">(rozvedu)</text:p>
      <text:h text:style-name="Heading_20_3" text:outline-level="3">WARC-TOOLS / hanzo<text:note text:id="ftn88" text:note-class="footnote"><text:note-citation>8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667224211"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9</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334271047"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7"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3" text:outline-level="1">Mám ARC 1s</text:h>
      <text:h text:style-name="P23" text:outline-level="1">CDX index arcu 1s</text:h>
      <text:h text:style-name="P23" text:outline-level="1">Každým nástrojem jsem udělal warc a zkoušel warcdumpy.:</text:h>
      <text:h text:style-name="P23" text:outline-level="1"><text:tab/><text:tab/>Warctools 3s – neumi dump arcsouboru</text:h>
      <text:h text:style-name="P23" text:outline-level="1"><text:tab/><text:tab/>Hanzo 4s</text:h>
      <text:h text:style-name="P23" text:outline-level="1"><text:tab/><text:tab/>KPK09 4s</text:h>
      <text:h text:style-name="P19" text:outline-level="1">Závěr</text:h>
      <text:h text:style-name="P19" text:outline-level="1">Seznam literatury</text:h>
      <text:p text:style-name="Text_20_body"/>
      <text:p text:style-name="Text_20_body"/>
      <text:p text:style-name="Text_20_body"/>
      <text:p text:style-name="Text_20_body"/>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text:soft-page-break/>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p text:style-name="textové_20_přílohy">127.0.0.1/amk_new/fotogalerie/10_4_05/11.jpg 20110905103439 http://127.0.0.1/amk_new/fotogalerie/10_4_05/11.jpg image/jpeg 200 D2SOQIEPZV27FO6ED5JTZ4BYPVJA37TJ - - 56216828 IAH-20110905093545-00000-kovar-laptop-8090.arc.gz</text:p>
      <text:p text:style-name="textové_20_přílohy">127.0.0.1/amk_new/fotogalerie/10_4_05/12.jpg 20110905103441 http://127.0.0.1/amk_new/fotogalerie/10_4_05/12.jpg image/jpeg 200 7M7B2YFSMDIRC76Z7U5JCPVUUGPX5JGG - - 56347655 IAH-20110905093545-00000-kovar-laptop-8090.arc.gz</text:p>
      <text:p text:style-name="textové_20_přílohy">127.0.0.1/amk_new/fotogalerie/10_4_05/13.jpg 20110905103443 http://127.0.0.1/amk_new/fotogalerie/10_4_05/13.jpg image/jpeg 200 N3UZWPOIC5CN3ZNZFPBMJDLDO2NSOHMN - - 56479676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text:soft-page-break/>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text:soft-page-break/>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souboru pomocí nástroje WARC-TOOLS / kpk09</text:h>
      <text:p text:style-name="textove_20_prilohy_20_komentar">Soubor je dostupný jako elektronická příloha bakalářské práce pod názvem KPK09_IAH-20110905093545-00000-kovar-laptop-8090.warc.g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top="0mm" fo:margin-bottom="0mm" fo:line-height="100%"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24.99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5:18:29</dc:date>
    <dc:creator>Martin Prokop</dc:creator>
    <meta:editing-duration>P3DT9H42M36S</meta:editing-duration>
    <meta:editing-cycles>1525</meta:editing-cycles>
    <meta:document-statistic meta:table-count="1" meta:image-count="0" meta:object-count="0" meta:page-count="50" meta:paragraph-count="607" meta:word-count="8509" meta:character-count="62995" meta:non-whitespace-character-count="55057"/>
  </office:meta>
</office:document-meta>
</file>